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2a49"/>
    </style:style>
    <style:style style:name="P2" style:family="paragraph" style:parent-style-name="Preformatted_20_Text">
      <style:text-properties officeooo:rsid="000ec080" officeooo:paragraph-rsid="000ec080"/>
    </style:style>
    <style:style style:name="P3" style:family="paragraph" style:parent-style-name="Preformatted_20_Text">
      <style:text-properties officeooo:rsid="000d2a49" officeooo:paragraph-rsid="000d2a49"/>
    </style:style>
    <style:style style:name="P4" style:family="paragraph" style:parent-style-name="Preformatted_20_Text">
      <style:text-properties officeooo:rsid="000ec080" officeooo:paragraph-rsid="000ec080"/>
    </style:style>
    <style:style style:name="P5" style:family="paragraph" style:parent-style-name="Preformatted_20_Text">
      <style:text-properties officeooo:rsid="001085ee" officeooo:paragraph-rsid="001085ee"/>
    </style:style>
    <style:style style:name="T1" style:family="text">
      <style:text-properties officeooo:rsid="000b6b89"/>
    </style:style>
    <style:style style:name="T2" style:family="text">
      <style:text-properties officeooo:rsid="000d2a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a4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2a4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apitre 2 </text:p>
      <text:p text:style-name="Preformatted_20_Text"/>
      <text:p text:style-name="Preformatted_20_Text">CLI : Command Line Interface</text:p>
      <text:p text:style-name="Preformatted_20_Text"/>
      <text:p text:style-name="Preformatted_20_Text">Types de <text:span text:style-name="T1">connexion</text:span>:</text:p>
      <text:p text:style-name="Preformatted_20_Text"><text:tab/>- Console : mode hors ligne direct sur la machine</text:p>
      <text:p text:style-name="Preformatted_20_Text"><text:tab/>- SSH : En ligne connecté au serveur</text:p>
      <text:p text:style-name="Preformatted_20_Text"><text:tab/>- Telnet : SSH pas sécurisé (mdp en clair)</text:p>
      <text:p text:style-name="Preformatted_20_Text"><text:tab/>- AUX : connexion via <text:span text:style-name="T1">câble</text:span> téléphonique</text:p>
      <text:p text:style-name="Preformatted_20_Text"/>
      <text:p text:style-name="Preformatted_20_Text">Modes de commande :</text:p>
      <text:p text:style-name="Preformatted_20_Text"><text:tab/>- Mode d'exécution simple (toto&gt;)</text:p>
      <text:p text:style-name="P1"><text:tab/>- Mode d'exécution privilégiée (root#)</text:p>
      <text:p text:style-name="P1"/>
      <text:p text:style-name="P3">Dans une commande le paramètre ($1 etc) peut être :</text:p>
      <text:p text:style-name="P1"><text:tab/>- <text:span text:style-name="T2">Un argument (à entrer par l’utilisateur , genre une adresse IP)</text:span></text:p>
      <text:p text:style-name="P1"><text:tab/>- <text:span text:style-name="T2">Un mot clef genre « show </text:span><text:span text:style-name="T4">ip protocols » </text:span><text:span text:style-name="T6">déjà défini par la commande</text:span></text:p>
      <text:p text:style-name="Preformatted_20_Text"/>
      <text:p text:style-name="P2">Fichiers importants :</text:p>
      <text:p text:style-name="P2"><text:tab/>- <text:span text:style-name="T3">startup-config </text:span><text:span text:style-name="T5">: commandes exécutées lors du démarrage du routeur</text:span></text:p>
      <text:p text:style-name="P2"><text:span text:style-name="T5"><text:tab/>- </text:span><text:span text:style-name="T3">running-config</text:span><text:span text:style-name="T5"> : configuration actuelle du routeur</text:span></text:p>
      <text:p text:style-name="P2"><text:span text:style-name="T5"/></text:p>
      <text:p text:style-name="P5"><text:span text:style-name="T5">DHCP : Configuration automatique des adresses IP d’un périphérique final</text:span></text:p>
      <text:p text:style-name="P5"><text:span text:style-name="T5"/></text:p>
      <text:p text:style-name="P5"><text:span text:style-name="T5">ifconfig ou ipconfig depuis un terminal pour avoir le infos sur les paramètres 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1-23T15:56:51.061510781</dc:date>
    <meta:editing-duration>PT21M39S</meta:editing-duration>
    <meta:editing-cycles>3</meta:editing-cycles>
    <meta:document-statistic meta:table-count="0" meta:image-count="0" meta:object-count="0" meta:page-count="1" meta:paragraph-count="18" meta:word-count="139" meta:character-count="803" meta:non-whitespace-character-count="671"/>
  </office:meta>
</office:document-meta>
</file>